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shok hariharan</meta:initial-creator>
    <meta:creation-date>2008-12-17T22:55:47</meta:creation-date>
    <dc:creator>ashok hariharan</dc:creator>
    <dc:date>2008-12-17T22:56:19</dc:date>
    <meta:editing-cycles>2</meta:editing-cycles>
    <meta:editing-duration>PT36S</meta:editing-duration>
    <meta:user-defined meta:name="Info 1"/>
    <meta:user-defined meta:name="Info 2"/>
    <meta:user-defined meta:name="Info 3"/>
    <meta:user-defined meta:name="Info 4"/>
    <meta:user-defined meta:name="BungeniDocAuthor" meta:value-type="string"/>
    <meta:user-defined meta:name="BungeniManAuthor" meta:value-type="string"/>
    <meta:user-defined meta:name="BungeniDebateOfficialTime" meta:value-type="string">22:55</meta:user-defined>
    <meta:user-defined meta:name="BungeniParliamentSession" meta:value-type="string">3</meta:user-defined>
    <meta:user-defined meta:name="BungeniWorkDate" meta:value-type="string">2008-12-25</meta:user-defined>
    <meta:user-defined meta:name="BungeniExpDateName" meta:value-type="string"/>
    <meta:user-defined meta:name="BungeniParliamentID" meta:value-type="string">2</meta:user-defined>
    <meta:user-defined meta:name="BungeniPublicationNameFull" meta:value-type="string"/>
    <meta:user-defined meta:name="__BungeniDocMeta" meta:value-type="string">true</meta:user-defined>
    <meta:user-defined meta:name="BungeniExpDate" meta:value-type="string">2008-12-17</meta:user-defined>
    <meta:user-defined meta:name="BungeniWorkAuthorURI" meta:value-type="string"/>
    <meta:user-defined meta:name="BungeniWorkDateName" meta:value-type="string"/>
    <meta:user-defined meta:name="BungeniExpURI" meta:value-type="string"/>
    <meta:user-defined meta:name="bungeniEditorNotes" meta:value-type="string">&amp;lt;notes&amp;gt;&amp;lt;/notes&amp;gt;</meta:user-defined>
    <meta:user-defined meta:name="BungeniManDateName" meta:value-type="string"/>
    <meta:user-defined meta:name="BungeniDocType" meta:value-type="string">debaterecord</meta:user-defined>
    <meta:user-defined meta:name="BungeniManAuthorURI" meta:value-type="string"/>
    <meta:user-defined meta:name="BungeniWorkAuthor" meta:value-type="string"/>
    <meta:user-defined meta:name="BungeniManURI" meta:value-type="string"/>
    <meta:user-defined meta:name="BungeniWorkURI" meta:value-type="string"/>
    <meta:user-defined meta:name="BungeniExpAuthorURI" meta:value-type="string"/>
    <meta:user-defined meta:name="BungeniManDate" meta:value-type="string">2008-12-17</meta:user-defined>
    <meta:user-defined meta:name="BungeniCountryCode" meta:value-type="string">ken</meta:user-defined>
    <meta:user-defined meta:name="BungeniDebateOfficialDate" meta:value-type="string">2008-12-25</meta:user-defined>
    <meta:user-defined meta:name="BungeniLanguageCode" meta:value-type="string">eng</meta:user-defined>
    <meta:user-defined meta:name="BungeniPublicationDate" meta:value-type="string">2008-12-17</meta:user-defined>
    <meta:user-defined meta:name="BungeniDocPart" meta:value-type="string">main</meta:user-defined>
    <meta:user-defined meta:name="BungeniExpAuthor" meta:value-type="string"/>
    <meta:user-defined meta:name="BungeniParliamentSitting" meta:value-type="string">4</meta:user-defined>
    <meta:user-defined meta:name="BungeniPublicationName" meta:value-type="string">Debate</meta:user-defined>
    <meta:document-statistic meta:table-count="0" meta:image-count="0" meta:object-count="0" meta:page-count="1" meta:paragraph-count="1" meta:word-count="2" meta:character-count="13"/>
  </office:meta>
</office:document-meta>
</file>